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c87df" officeooo:paragraph-rsid="001c87df"/>
    </style:style>
    <style:style style:name="P2" style:family="paragraph" style:parent-style-name="Standard" style:list-style-name="L1">
      <style:text-properties officeooo:rsid="001c87df" officeooo:paragraph-rsid="001c87df"/>
    </style:style>
    <style:style style:name="P3" style:family="paragraph" style:parent-style-name="Standard" style:list-style-name="L1">
      <style:text-properties fo:font-style="normal" fo:font-weight="normal" officeooo:rsid="001c87df" officeooo:paragraph-rsid="001c87df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text-properties fo:font-style="normal" fo:font-weight="normal" officeooo:rsid="001d674f" officeooo:paragraph-rsid="001d674f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text-properties fo:font-style="normal" fo:font-weight="normal" officeooo:rsid="001e2556" officeooo:paragraph-rsid="001e2556" style:font-style-asian="normal" style:font-weight-asian="normal" style:font-style-complex="normal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" style:family="text">
      <style:text-properties officeooo:rsid="001e2556"/>
    </style:style>
    <style:style style:name="T4" style:family="text">
      <style:text-properties officeooo:rsid="001fa40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o-bergamo <text:span text:style-name="T4">DM calibration </text:span>SOP</text:p>
      <text:p text:style-name="P1"/>
      <text:list xml:id="list2846501972" text:style-name="L1">
        <text:list-item>
          <text:p text:style-name="P2">Assume that the microscope is aligned, both the 2p and measurement paths (which should be as parallel as possible). </text:p>
          <text:list>
            <text:list-item>
              <text:p text:style-name="P2">You can run both DM measurement laser and 2p ex laser at the same time to verify this. </text:p>
            </text:list-item>
            <text:list-item>
              <text:p text:style-name="P2">Verify that the DM is in the Fourier plane of the RGG via the white DM proxy. <text:s/>Interference pattern should not change when the scanner is turned on. </text:p>
            </text:list-item>
            <text:list-item>
              <text:p text:style-name="P2">Verify the objective pupil plane is conjugate the DM – ‘test deformable mirror” in <text:span text:style-name="T1">shwfs</text:span> program should not change image @ 38mm below the PMT arm. </text:p>
            </text:list-item>
          </text:list>
        </text:list-item>
        <text:list-item>
          <text:p text:style-name="P2">Assumes that the wavefront sensor image is centered and very nearly flat (centroids should be close to the calibrated locations)</text:p>
          <text:list>
            <text:list-item>
              <text:p text:style-name="P2">The microlens array is glued in, so this should not need to be updated. It was set using the Zygo interferometer in the Jet optics room. </text:p>
            </text:list-item>
          </text:list>
        </text:list-item>
        <text:list-item>
          <text:p text:style-name="P2">If you are happy with mechanical / optical alignment of everything, it’s time to calibrate the forward transfer function of the DM</text:p>
          <text:list>
            <text:list-item>
              <text:p text:style-name="P2">Start <text:span text:style-name="T1">shwfs. <text:s/></text:span></text:p>
            </text:list-item>
            <text:list-item>
              <text:p text:style-name="P3">Click ‘matlab mmap interface’ and ‘test deformable mirror’ checkboxes. </text:p>
            </text:list-item>
            <text:list-item>
              <text:p text:style-name="P3">The wavefront should begin to wiggle. </text:p>
            </text:list-item>
            <text:list-item>
              <text:p text:style-name="P3">Click ‘record data’. <text:s/>The “data size” counter should begin incrementing. </text:p>
            </text:list-item>
            <text:list-item>
              <text:p text:style-name="P3">Allow &gt; 5000 data frames (combination of both the DM command signal and wavefront) to be recorded. <text:s/>Give it about half an hour..</text:p>
            </text:list-item>
            <text:list-item>
              <text:p text:style-name="P3">Uncheck ‘record data’</text:p>
            </text:list-item>
            <text:list-item>
              <text:p text:style-name="P3">Click ‘write data’ to save rundata/centroids.mat</text:p>
            </text:list-item>
            <text:list-item>
              <text:p text:style-name="P4">Open up matlab. </text:p>
            </text:list-item>
            <text:list-item>
              <text:p text:style-name="P4">Run ‘Cforward_fit.m’</text:p>
            </text:list-item>
            <text:list-item>
              <text:p text:style-name="P4">It will give diagnostics, including how many centroids are observed. <text:s/>This needs to be &gt;= 530 for reliable operation. </text:p>
              <text:list>
                <text:list-item>
                  <text:p text:style-name="P4">If it’s &lt; 530, adjust the alignment on the WFS arm such that the image is centered and not clipping. <text:s/>This can be tricky, as the WFS arm is using 1” optics that are nearly 100% filled. <text:s/>But, with care, you can get 535-540 visible centroids. <text:s/></text:p>
                </text:list-item>
                <text:list-item>
                  <text:p text:style-name="P4">If you need to adjust the optics, go back to the beginning above for recalibration of the forward transfer function of the DM. </text:p>
                </text:list-item>
              </text:list>
            </text:list-item>
            <text:list-item>
              <text:p text:style-name="P4">Other diagnostics include the quality of the linear prediction of the DM control signals from the wavefront sensor. <text:s/>The relative error in both plots should be low, &lt; 5%. <text:s/>If it’s not, redo the procedure. </text:p>
            </text:list-item>
            <text:list-item>
              <text:p text:style-name="P4">If the calibration looks good, save it and proceed. </text:p>
            </text:list-item>
            <text:list-item>
              <text:p text:style-name="P4">Close <text:span text:style-name="T2">shwfs</text:span> program. </text:p>
            </text:list-item>
          </text:list>
        </text:list-item>
        <text:list-item>
          <text:p text:style-name="P4">Next step is to calibrate the flat or system-correction wavefront. <text:s/>This is more complicated, as it relies on feedback from ScanImage. </text:p>
          <text:list>
            <text:list-item>
              <text:p text:style-name="P4">Make sure both the DM control laptop and ScanImage computer are both plugged into the same ethernet switch, and both have IP addresses on the ethernet network. </text:p>
              <text:list>
                <text:list-item>
                  <text:p text:style-name="P4">If wifi is on for linux, it won’t automatically pull in a IP address from DHCP on the ethernet port (provided through a USB-C dongle, presently). <text:s/>You’ll need to locate the eth inteterface via ‘sudo ip a’, then run ‘dhclient’ on that name. <text:s/></text:p>
                </text:list-item>
              </text:list>
            </text:list-item>
            <text:list-item>
              <text:p text:style-name="P4">Open Scanimage in Matlab 2019a on the windows computer. </text:p>
            </text:list-item>
            <text:list-item>
              <text:p text:style-name="P4">Open Matlab on the Linux computer and locate geneopt.m</text:p>
            </text:list-item>
            <text:list-item>
              <text:p text:style-name="P4">Load the ‘geneopt_dmnet’ configuration into ScanImage</text:p>
            </text:list-item>
            <text:list-item>
              <text:p text:style-name="P4">Open the user functions dialog in SI, and uncheck everything. </text:p>
            </text:list-item>
            <text:list-item>
              <text:p text:style-name="P4"><text:soft-page-break/>Place a beads sample of the desired color / wavelength under the microscope (w the large block of aluminum as a pedestal, e.g.), and use epi to locate the focal plane. </text:p>
            </text:list-item>
            <text:list-item>
              <text:p text:style-name="P4">Open up shwfs, check the DM and WFS are working.</text:p>
            </text:list-item>
            <text:list-item>
              <text:p text:style-name="P4">Enable ‘matlab mmap interface’ in shwfs</text:p>
            </text:list-item>
            <text:list-item>
              <text:p text:style-name="P4">Check and uncheck ‘<text:span text:style-name="T3">zero DM command’</text:span></text:p>
            </text:list-item>
            <text:list-item>
              <text:p text:style-name="P4">Switch to 2p mode, regular SI style, and image the beads with the <text:span text:style-name="T3">DM command zeroed. <text:s/>It will be blurry – the DM by default is not flat. </text:span></text:p>
            </text:list-item>
            <text:list-item>
              <text:p text:style-name="P5">Check the IP address of the Linux computer. <text:s/>Open imageStats_reset on the windows computer, and make sure that the IP address is correct there. </text:p>
            </text:list-item>
            <text:list-item>
              <text:p text:style-name="P5">Open imageStatsFcn on the windows computer, and make sure the correct channel is selected for feedback (1= red, 2= green)</text:p>
            </text:list-item>
            <text:list-item>
              <text:p text:style-name="P5">Make sure both red and green pmts are checked for display. </text:p>
            </text:list-item>
            <text:list-item>
              <text:p text:style-name="P5">Make sure both imageStats_reset and imageStatsFcn are enabled (and nothing else) in the User functions dialog of SI. <text:s/></text:p>
            </text:list-item>
            <text:list-item>
              <text:p text:style-name="P5">On the Linux computer, run ‘geneopt’. <text:s/>It should say ‘ok go’ when ready. </text:p>
            </text:list-item>
            <text:list-item>
              <text:p text:style-name="P5">Press ‘Focus’ in Scanimage. This will begin acquiring data, which is sent to the Linux computer. <text:s/>The linux computer will apply perturbations to the DM &amp; measure their effect on the image brightness. <text:s/>This is used as selective criteria in genetic optimization to improve the commands signals to the DM, while also recording the resulting wavefront. </text:p>
            </text:list-item>
            <text:list-item>
              <text:p text:style-name="P5">The whole process takes several hours. When done, change the last lines in geneopt.m to save the resulting data in a file with the date and wavelength (e.g.). <text:s/></text:p>
            </text:list-item>
            <text:list-item>
              <text:p text:style-name="P5">Using this file name (you have to edit the file again, sorry I’m lazy &amp; this works), run Cgeneopt_analyze.m on the linux computer. <text:s/>This will select &amp; average top solutions from the genetic optimization run, and save it to a calibration file in ao-bergamo/data</text:p>
            </text:list-item>
            <text:list-item>
              <text:p text:style-name="P5">Now you need Zernike coefficients for this ‘flat’ or system correction wavefront. <text:s/>Run Czernike.m on the Linux computer. </text:p>
            </text:list-item>
            <text:list-item>
              <text:p text:style-name="P5">Close shwfs</text:p>
            </text:list-item>
            <text:list-item>
              <text:p text:style-name="P5">You’ll need to edit ao-bergamo/src/dm-control.cpp (sorry again!) to include the new calibrations into online control. <text:s/>The relevant lines are at the top of the file and should be self-explanatory. </text:p>
            </text:list-item>
            <text:list-item>
              <text:p text:style-name="P5">Run ‘make clean’ then ‘make’ in ~/ao-bergamo to rebuild the executable. </text:p>
            </text:list-item>
            <text:list-item>
              <text:p text:style-name="P5">Restart shwfs. <text:s/>The new calibration should be available from the drop-down menu &amp; it should deform the DM when ‘closed loop control of DM’ is enabled. <text:s/>If not, examine stdout for information on which variables didn’t load properly from the matlab files. 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9T15:04:35.797937588</meta:creation-date>
    <dc:date>2022-02-19T15:40:34.729059854</dc:date>
    <meta:editing-duration>PT47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2" meta:paragraph-count="48" meta:word-count="929" meta:character-count="5356" meta:non-whitespace-character-count="4462"/>
  </office:meta>
</office:document-meta>
</file>